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c3" officeooo:paragraph-rsid="000519c3"/>
    </style:style>
    <style:style style:name="P2" style:family="paragraph" style:parent-style-name="Standard">
      <style:text-properties officeooo:rsid="000519c3" officeooo:paragraph-rsid="000894d0"/>
    </style:style>
    <style:style style:name="P3" style:family="paragraph" style:parent-style-name="Standard">
      <style:text-properties fo:font-weight="bold" officeooo:rsid="000519c3" officeooo:paragraph-rsid="000519c3" style:font-weight-asian="bold" style:font-weight-complex="bold"/>
    </style:style>
    <style:style style:name="P4" style:family="paragraph" style:parent-style-name="Standard">
      <style:text-properties fo:font-weight="bold" officeooo:rsid="0005c186" officeooo:paragraph-rsid="0005c186" style:font-weight-asian="bold" style:font-weight-complex="bold"/>
    </style:style>
    <style:style style:name="P5" style:family="paragraph" style:parent-style-name="Standard">
      <style:text-properties fo:font-weight="bold" officeooo:rsid="00122fe4" officeooo:paragraph-rsid="00122fe4" style:font-weight-asian="bold" style:font-weight-complex="bold"/>
    </style:style>
    <style:style style:name="P6" style:family="paragraph" style:parent-style-name="Standard">
      <style:text-properties fo:font-weight="bold" officeooo:rsid="0015d74f" officeooo:paragraph-rsid="0015d74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5c186" style:font-weight-asian="normal" style:font-weight-complex="normal"/>
    </style:style>
    <style:style style:name="T8" style:family="text">
      <style:text-properties style:text-underline-style="none" fo:font-weight="normal" officeooo:rsid="00147c1f" style:font-weight-asian="normal" style:font-weight-complex="normal"/>
    </style:style>
    <style:style style:name="T9" style:family="text">
      <style:text-properties style:text-underline-style="none" fo:font-weight="normal" officeooo:rsid="00169483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officeooo:rsid="0010fdf8"/>
    </style:style>
    <style:style style:name="T12" style:family="text">
      <style:text-properties style:text-underline-style="none" officeooo:rsid="0013abe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cfa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dash" style:text-underline-width="auto" style:text-underline-color="font-color" fo:font-weight="normal" style:font-size-asian="10.5pt" style:font-weight-asian="normal" style:font-weight-complex="normal"/>
    </style:style>
    <style:style style:name="T17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dash" style:text-underline-width="auto" style:text-underline-color="font-color" fo:font-weight="normal" officeooo:rsid="00147c1f" style:font-weight-asian="normal" style:font-weight-complex="normal"/>
    </style:style>
    <style:style style:name="T19" style:family="text">
      <style:text-properties style:text-underline-style="dash" style:text-underline-width="auto" style:text-underline-color="font-color" fo:font-weight="normal" officeooo:rsid="00169483" style:font-weight-asian="normal" style:font-weight-complex="normal"/>
    </style:style>
    <style:style style:name="T20" style:family="text">
      <style:text-properties style:text-underline-style="dash" style:text-underline-width="auto" style:text-underline-color="font-color" fo:font-weight="normal" officeooo:rsid="00195e06" style:font-weight-asian="normal" style:font-weight-complex="normal"/>
    </style:style>
    <style:style style:name="T21" style:family="text">
      <style:text-properties style:text-underline-style="dash" style:text-underline-width="auto" style:text-underline-color="font-color" officeooo:rsid="0010fd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rofessor</text:span><text:span text:style-name="T6">(</text:span><text:span text:style-name="T2">nrContribuinte</text:span><text:span text:style-name="T6">,nomeProprio,apelido,categoria,dataNascimento)</text:span></text:p>
      <text:p text:style-name="P2"><text:span text:style-name="T6"/></text:p>
      <text:p text:style-name="P5"><text:span text:style-name="T4">Trabalha</text:span><text:span text:style-name="T12">Departamento</text:span><text:span text:style-name="T6">(</text:span><text:span text:style-name="T17">Professor.nrContribuinte</text:span><text:span text:style-name="T6">,</text:span><text:span text:style-name="T17">Departamento.numero</text:span><text:span text:style-name="T6">,percTempo)</text:span></text:p>
      <text:p text:style-name="P5"><text:span text:style-name="T6"/></text:p>
      <text:p text:style-name="P6"><text:span text:style-name="T4">TrabalhaProjecto</text:span><text:span text:style-name="T6">(</text:span><text:span text:style-name="T19">Professor.nrContribuinte</text:span><text:span text:style-name="T9">,</text:span><text:span text:style-name="T19">Projeto.nrIdentificacao</text:span><text:span text:style-name="T20">)</text:span></text:p>
      <text:p text:style-name="P1"><text:span text:style-name="T13"/></text:p>
      <text:p text:style-name="P1"><text:span text:style-name="T13">Departamento</text:span>(<text:span text:style-name="T1">numero,</text:span><text:span text:style-name="T4">nome,escritorioPrincipal,</text:span><text:span text:style-name="T21">Professor.nrContribuinte</text:span><text:span text:style-name="T4">)</text:span></text:p>
      <text:p text:style-name="P1"><text:span text:style-name="T4"/></text:p>
      <text:p text:style-name="P4"><text:span text:style-name="T4">Especialidade</text:span><text:span text:style-name="T6">(</text:span><text:span text:style-name="T17">Professor.nrContribuinte</text:span><text:span text:style-name="T6">,especialidade)</text:span></text:p>
      <text:p text:style-name="P1"><text:span text:style-name="T4"/></text:p>
      <text:p text:style-name="P3"><text:span text:style-name="T4">Projeto</text:span><text:span text:style-name="T6">(</text:span><text:span text:style-name="T2">nrIdentificacao</text:span><text:span text:style-name="T6">,orgFinanciador,dataInicio,dataFim,orcamento,</text:span><text:span text:style-name="T18">Professor.nrContribuinte</text:span><text:span text:style-name="T7">)</text:span></text:p>
      <text:p text:style-name="P3"><text:span text:style-name="T7"/></text:p>
      <text:p text:style-name="P4"><text:span text:style-name="T4">Estudante</text:span><text:span text:style-name="T6">(</text:span><text:span text:style-name="T2">nrContribuinte</text:span><text:span text:style-name="T6">,Nome,dataNascimento)</text:span></text:p>
      <text:p text:style-name="P4"><text:span text:style-name="T6"/></text:p>
      <text:p text:style-name="P4"><text:span text:style-name="T4">Telefone</text:span><text:span text:style-name="T6">(</text:span><text:span text:style-name="T16">Estudante.nrContribuinte</text:span><text:span text:style-name="T10">,telefo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58:31.157911166</meta:creation-date>
    <dc:date>2018-10-23T18:14:02.292845405</dc:date>
    <meta:editing-duration>PT1H15M26S</meta:editing-duration>
    <meta:editing-cycles>14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8" meta:character-count="516" meta:non-whitespace-character-count="516"/>
  </office:meta>
</office:document-meta>
</file>